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EMF.preloadImage( String uri , Source src , Imag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eloaderEMF.determineSize( ImageInputStream in , Imag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